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19a8" officeooo:paragraph-rsid="0013ba35"/>
    </style:style>
    <style:style style:name="P2" style:family="paragraph" style:parent-style-name="Standard">
      <style:paragraph-properties fo:text-align="justify" style:justify-single-word="false"/>
      <style:text-properties officeooo:rsid="001a19a8" officeooo:paragraph-rsid="001513e5"/>
    </style:style>
    <style:style style:name="P3" style:family="paragraph" style:parent-style-name="Standard">
      <style:text-properties officeooo:rsid="00045041" officeooo:paragraph-rsid="0013ba35"/>
    </style:style>
    <style:style style:name="P4" style:family="paragraph" style:parent-style-name="Standard">
      <style:text-properties officeooo:rsid="0005267d" officeooo:paragraph-rsid="0013ba35"/>
    </style:style>
    <style:style style:name="P5" style:family="paragraph" style:parent-style-name="Standard">
      <style:text-properties officeooo:rsid="0006f11f" officeooo:paragraph-rsid="0013ba35"/>
    </style:style>
    <style:style style:name="P6" style:family="paragraph" style:parent-style-name="Standard">
      <style:text-properties officeooo:rsid="00076029" officeooo:paragraph-rsid="0013ba35"/>
    </style:style>
    <style:style style:name="P7" style:family="paragraph" style:parent-style-name="Standard">
      <style:paragraph-properties fo:text-align="justify" style:justify-single-word="false"/>
      <style:text-properties officeooo:rsid="0008d3bc" officeooo:paragraph-rsid="0013ba35"/>
    </style:style>
    <style:style style:name="P8" style:family="paragraph" style:parent-style-name="Standard">
      <style:text-properties officeooo:paragraph-rsid="0013ba35"/>
    </style:style>
    <style:style style:name="P9" style:family="paragraph" style:parent-style-name="Standard">
      <style:paragraph-properties fo:text-align="justify" style:justify-single-word="false"/>
      <style:text-properties officeooo:rsid="001a5568" officeooo:paragraph-rsid="0013ba35"/>
    </style:style>
    <style:style style:name="P10" style:family="paragraph" style:parent-style-name="Standard">
      <style:paragraph-properties fo:text-align="justify" style:justify-single-word="false"/>
      <style:text-properties officeooo:paragraph-rsid="0013ba35"/>
    </style:style>
    <style:style style:name="P11" style:family="paragraph" style:parent-style-name="Standard">
      <style:text-properties officeooo:rsid="001513e5" officeooo:paragraph-rsid="001513e5"/>
    </style:style>
    <style:style style:name="P12" style:family="paragraph" style:parent-style-name="Standard">
      <style:text-properties officeooo:paragraph-rsid="001513e5"/>
    </style:style>
    <style:style style:name="P13" style:family="paragraph" style:parent-style-name="Standard">
      <style:text-properties officeooo:rsid="00153289" officeooo:paragraph-rsid="00153289"/>
    </style:style>
    <style:style style:name="P14" style:family="paragraph" style:parent-style-name="Standard">
      <style:text-properties officeooo:rsid="001593c3" officeooo:paragraph-rsid="001593c3"/>
    </style:style>
    <style:style style:name="P15" style:family="paragraph" style:parent-style-name="Standard" style:list-style-name="L1">
      <style:text-properties officeooo:rsid="00045041" officeooo:paragraph-rsid="0013ba35"/>
    </style:style>
    <style:style style:name="P16" style:family="paragraph" style:parent-style-name="Standard" style:list-style-name="L2">
      <style:text-properties officeooo:rsid="00045041" officeooo:paragraph-rsid="0013ba35"/>
    </style:style>
    <style:style style:name="P17" style:family="paragraph" style:parent-style-name="Standard" style:list-style-name="L3">
      <style:text-properties officeooo:rsid="00045041" officeooo:paragraph-rsid="0013ba35"/>
    </style:style>
    <style:style style:name="P18" style:family="paragraph" style:parent-style-name="Standard" style:list-style-name="L2">
      <style:text-properties officeooo:rsid="0005267d" officeooo:paragraph-rsid="0013ba35"/>
    </style:style>
    <style:style style:name="P19" style:family="paragraph" style:parent-style-name="Standard" style:list-style-name="L4">
      <style:text-properties officeooo:rsid="0005267d" officeooo:paragraph-rsid="0013ba35"/>
    </style:style>
    <style:style style:name="P20" style:family="paragraph" style:parent-style-name="Standard" style:list-style-name="L5">
      <style:text-properties officeooo:rsid="000c624c" officeooo:paragraph-rsid="0013ba35"/>
    </style:style>
    <style:style style:name="P21" style:family="paragraph" style:parent-style-name="Standard" style:list-style-name="L4">
      <style:text-properties officeooo:rsid="0006f11f" officeooo:paragraph-rsid="0013ba35"/>
    </style:style>
    <style:style style:name="P22" style:family="paragraph" style:parent-style-name="Standard" style:list-style-name="L6">
      <style:text-properties officeooo:rsid="00076029" officeooo:paragraph-rsid="0013ba35"/>
    </style:style>
    <style:style style:name="P23" style:family="paragraph" style:parent-style-name="Standard" style:list-style-name="L6">
      <style:paragraph-properties fo:text-align="justify" style:justify-single-word="false"/>
      <style:text-properties officeooo:rsid="00076029" officeooo:paragraph-rsid="0013ba35"/>
    </style:style>
    <style:style style:name="P24" style:family="paragraph" style:parent-style-name="Standard" style:list-style-name="L6">
      <style:paragraph-properties fo:text-align="justify" style:justify-single-word="false"/>
      <style:text-properties officeooo:rsid="0008d3bc" officeooo:paragraph-rsid="0013ba35"/>
    </style:style>
    <style:style style:name="P25" style:family="paragraph" style:parent-style-name="Standard" style:list-style-name="L7">
      <style:paragraph-properties fo:text-align="justify" style:justify-single-word="false"/>
      <style:text-properties officeooo:rsid="0013ba35" officeooo:paragraph-rsid="0013ba35"/>
    </style:style>
    <style:style style:name="P26" style:family="paragraph" style:parent-style-name="Standard" style:list-style-name="L7">
      <style:paragraph-properties fo:text-align="justify" style:justify-single-word="false"/>
      <style:text-properties officeooo:rsid="001513e5" officeooo:paragraph-rsid="001513e5"/>
    </style:style>
    <style:style style:name="P27" style:family="paragraph" style:parent-style-name="Standard" style:list-style-name="L4">
      <style:text-properties officeooo:rsid="00176e22" officeooo:paragraph-rsid="00176e22"/>
    </style:style>
    <style:style style:name="P28" style:family="paragraph" style:parent-style-name="Standard" style:list-style-name="L6">
      <style:paragraph-properties fo:margin-left="2.501cm" fo:margin-right="0cm" fo:text-indent="-0.635cm" style:auto-text-indent="false"/>
      <style:text-properties officeooo:rsid="00076029" officeooo:paragraph-rsid="0013ba35"/>
    </style:style>
    <style:style style:name="P29" style:family="paragraph" style:parent-style-name="Standard" style:list-style-name="L6">
      <style:paragraph-properties fo:margin-left="2.501cm" fo:margin-right="0cm" fo:text-align="justify" style:justify-single-word="false" fo:text-indent="-0.635cm" style:auto-text-indent="false"/>
      <style:text-properties officeooo:rsid="00076029" officeooo:paragraph-rsid="0013ba35"/>
    </style:style>
    <style:style style:name="P30" style:family="paragraph" style:parent-style-name="Standard" style:list-style-name="L6">
      <style:paragraph-properties fo:margin-left="2.501cm" fo:margin-right="0cm" fo:text-align="justify" style:justify-single-word="false" fo:text-indent="-0.635cm" style:auto-text-indent="false"/>
      <style:text-properties officeooo:rsid="0008d3bc" officeooo:paragraph-rsid="0013ba35"/>
    </style:style>
    <style:style style:name="P31" style:family="paragraph" style:parent-style-name="Standard" style:list-style-name="L6">
      <style:paragraph-properties fo:margin-left="2.501cm" fo:margin-right="0cm" fo:text-align="justify" style:justify-single-word="false" fo:text-indent="-0.635cm" style:auto-text-indent="false"/>
      <style:text-properties officeooo:rsid="000c624c" officeooo:paragraph-rsid="0013ba35"/>
    </style:style>
    <style:style style:name="P32" style:family="paragraph" style:parent-style-name="Standard" style:list-style-name="L6">
      <style:paragraph-properties fo:margin-left="2.501cm" fo:margin-right="0cm" fo:text-align="justify" style:justify-single-word="false" fo:text-indent="-0.635cm" style:auto-text-indent="false"/>
      <style:text-properties officeooo:rsid="00094060" officeooo:paragraph-rsid="0013ba35"/>
    </style:style>
    <style:style style:name="T1" style:family="text">
      <style:text-properties officeooo:rsid="00045041"/>
    </style:style>
    <style:style style:name="T2" style:family="text">
      <style:text-properties officeooo:rsid="0005267d"/>
    </style:style>
    <style:style style:name="T3" style:family="text">
      <style:text-properties officeooo:rsid="00076029"/>
    </style:style>
    <style:style style:name="T4" style:family="text">
      <style:text-properties officeooo:rsid="0006f11f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12677"/>
    </style:style>
    <style:style style:name="T7" style:family="text">
      <style:text-properties officeooo:rsid="0011f562"/>
    </style:style>
    <style:style style:name="T8" style:family="text">
      <style:text-properties officeooo:rsid="0008d3bc"/>
    </style:style>
    <style:style style:name="T9" style:family="text">
      <style:text-properties officeooo:rsid="00094060"/>
    </style:style>
    <style:style style:name="T10" style:family="text">
      <style:text-properties officeooo:rsid="000cfcc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13e5" style:font-weight-asian="bold" style:font-weight-complex="bold"/>
    </style:style>
    <style:style style:name="T13" style:family="text">
      <style:text-properties fo:font-weight="bold" officeooo:rsid="001593c3" style:font-weight-asian="bold" style:font-weight-complex="bold"/>
    </style:style>
    <style:style style:name="T14" style:family="text">
      <style:text-properties officeooo:rsid="0013ba35"/>
    </style:style>
    <style:style style:name="T15" style:family="text">
      <style:text-properties officeooo:rsid="001513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lumno: ……………………………………………………………………………………………...</text:p>
      <text:p text:style-name="P12"/>
      <text:p text:style-name="P12"/>
      <text:p text:style-name="P12"><text:span text:style-name="T15">1. (</text:span><text:span text:style-name="T12">7,5 puntos</text:span><text:span text:style-name="T15">) Hacer un programa definiendo los objetos (clases) Tarifa, Llamada y Movil con las siguientes propiedades y métodos</text:span></text:p>
      <text:p text:style-name="P8"/>
      <text:p text:style-name="P8"><text:tab/><text:span text:style-name="T1">Propiedades de Tarifa:</text:span></text:p>
      <text:p text:style-name="P8"/>
      <text:list xml:id="list3147199424594864527" text:style-name="L1">
        <text:list-item>
          <text:p text:style-name="P15">Pais<text:tab/><text:tab/><text:tab/><text:tab/>nombre del pais</text:p>
        </text:list-item>
        <text:list-item>
          <text:p text:style-name="P15">Precio_establecimiento<text:tab/>numérico con decimales en céntimos</text:p>
        </text:list-item>
        <text:list-item>
          <text:p text:style-name="P15">Precio_minuto<text:tab/><text:tab/><text:tab/>numérico con decimales en céntimos</text:p>
        </text:list-item>
      </text:list>
      <text:p text:style-name="P3"/>
      <text:p text:style-name="P3"><text:tab/>Propiedades de Llamada</text:p>
      <text:p text:style-name="P3"/>
      <text:list xml:id="list640796708846431909" text:style-name="L2">
        <text:list-item>
          <text:p text:style-name="P16">Pais<text:tab/><text:tab/><text:tab/><text:tab/>nombre del pa<text:span text:style-name="T2">í</text:span>s</text:p>
        </text:list-item>
        <text:list-item>
          <text:p text:style-name="P18">Fecha<text:tab/><text:tab/><text:tab/><text:tab/>objeto tipo Date con la fecha y hora de inicio de la llamada</text:p>
        </text:list-item>
        <text:list-item>
          <text:p text:style-name="P16">Telefono<text:tab/><text:tab/><text:tab/>número de teléfono. Tipo carácter</text:p>
        </text:list-item>
        <text:list-item>
          <text:p text:style-name="P16">Tiempo<text:tab/><text:tab/><text:tab/>numérico entero. <text:span text:style-name="T3">S</text:span>egundos que duró la llamada</text:p>
        </text:list-item>
      </text:list>
      <text:p text:style-name="P3"/>
      <text:p text:style-name="P3"><text:tab/>Propiedades de Movil</text:p>
      <text:p text:style-name="P3"/>
      <text:list xml:id="list1468868921530067456" text:style-name="L3">
        <text:list-item>
          <text:p text:style-name="P17">Marca<text:tab/><text:tab/><text:tab/><text:tab/>marca y modelo</text:p>
        </text:list-item>
        <text:list-item>
          <text:p text:style-name="P17">Ancho<text:tab/><text:tab/><text:tab/><text:tab/>numérico entero con número de píxeles de ancho de la pantalla</text:p>
        </text:list-item>
        <text:list-item>
          <text:p text:style-name="P17">Alto<text:tab/><text:tab/><text:tab/><text:tab/>numérico entero con ,,, alto …</text:p>
        </text:list-item>
        <text:list-item>
          <text:p text:style-name="P17">Tarifas<text:tab/><text:tab/><text:tab/><text:tab/>tabla de objetos Tarifa</text:p>
        </text:list-item>
        <text:list-item>
          <text:p text:style-name="P17">Llamadas<text:tab/><text:tab/><text:tab/>tabla de objetos Llamadas</text:p>
        </text:list-item>
      </text:list>
      <text:p text:style-name="P3"/>
      <text:p text:style-name="P3"><text:tab/>Métodos de Movil</text:p>
      <text:p text:style-name="P3"/>
      <text:list xml:id="list9214836472763085151" text:style-name="L4">
        <text:list-item>
          <text:p text:style-name="P19">resolucion()<text:tab/><text:tab/><text:tab/>devuelve el número de pixeles correspondientes al ancho x alto</text:p>
        </text:list-item>
        <text:list-item>
          <text:p text:style-name="P27">importe_llamada<text:tab/><text:tab/>recibe como parámetro un objeto Llamada y devuelve el <text:tab/><text:tab/><text:tab/><text:tab/><text:tab/>importe (coste del establecimiento + tiempo que dura por el <text:tab/><text:tab/><text:tab/><text:tab/>precio</text:p>
        </text:list-item>
        <text:list-item>
          <text:p text:style-name="P19">llamada_mas_cara<text:span text:style-name="T4">()</text:span><text:tab/><text:tab/>muestra <text:span text:style-name="T4">(d.write) </text:span>con un “for in” los nombres y valores de las</text:p>
        </text:list-item>
      </text:list>
      <text:p text:style-name="P4"><text:tab/><text:tab/><text:tab/><text:tab/><text:tab/>propiedades de la llamada más cara</text:p>
      <text:list xml:id="list8830605848393929658" text:style-name="L5">
        <text:list-item>
          <text:p text:style-name="P20">pais_mas_llamado()<text:tab/><text:tab/>devuelve el nombre del país con más llamadas realizadas</text:p>
        </text:list-item>
      </text:list>
      <text:list xml:id="list113502984838287" text:continue-list="list9214836472763085151" text:style-name="L4">
        <text:list-item>
          <text:p text:style-name="P21">ordenada()<text:tab/><text:tab/><text:tab/>devuelve una tabla de objetos <text:span text:style-name="T5">Llamada</text:span> ordenada asc. por fecha</text:p>
        </text:list-item>
        <text:list-item>
          <text:p text:style-name="P21">factura<text:span text:style-name="T6">()</text:span><text:tab/><text:tab/><text:tab/>muestra (d.write) una línea por cada llamada, ordenadas</text:p>
        </text:list-item>
      </text:list>
      <text:p text:style-name="P5"><text:tab/><text:tab/><text:tab/><text:tab/><text:tab/>ascendentemente por fecha <text:span text:style-name="T3">con la fecha (aaaa-mm-dd : hh-</text:span></text:p>
      <text:p text:style-name="P6"><text:tab/><text:tab/><text:tab/><text:tab/><text:tab/>mm-ss), el número de teléfono, el tiempo y el importe de la</text:p>
      <text:p text:style-name="P6"><text:tab/><text:tab/><text:tab/><text:tab/><text:tab/>llamada.</text:p>
      <text:p text:style-name="P5"/>
      <text:p text:style-name="P6">además, el programa permitirá crear un objeto de la clase Movil teniendo en cuenta:</text:p>
      <text:p text:style-name="P6"/>
      <text:list xml:id="list7275113594941995187" text:style-name="L6">
        <text:list-item>
          <text:p text:style-name="P22">En primer lugar se introducirán las tarifas preguntando inicialmente cuantas se desea introducir. <text:span text:style-name="T7">Se comprobará que el país no se ha introducido anteriormente.</text:span></text:p>
        </text:list-item>
        <text:list-item>
          <text:p text:style-name="P22">A continuación se introducirán las llamadas preguntando después de cada una de ellas si se desean más llamadas. <text:span text:style-name="T7">Se comprobará que el país se ha introducido en las tarifas. </text:span>La fecha se solicitará con año, mes, d<text:span text:style-name="T8">í</text:span>a, hora, minuto, segundo por separado y se comprobará:</text:p>
        </text:list-item>
      </text:list>
      <text:p text:style-name="P6"/>
      <text:list xml:id="list113503086919312" text:continue-numbering="true" text:style-name="L6">
        <text:list-item>
          <text:p text:style-name="P28">Que el mes se encuentra entre 1 y 12</text:p>
        </text:list-item>
        <text:list-item>
          <text:p text:style-name="P28"><text:soft-page-break/>Que el día se encuentra entre 1 y 31.</text:p>
        </text:list-item>
        <text:list-item>
          <text:p text:style-name="P29">Que la hora se encuentra entre 0 y 23.</text:p>
        </text:list-item>
        <text:list-item>
          <text:p text:style-name="P28">Que los minutos se encuentran entre 0 y 59</text:p>
        </text:list-item>
        <text:list-item>
          <text:p text:style-name="P28">Que los segundos se encuentran entre 0 y 59</text:p>
        </text:list-item>
        <text:list-item>
          <text:p text:style-name="P28">Que la fecha es anterior a la del sistema</text:p>
        </text:list-item>
      </text:list>
      <text:p text:style-name="P3"/>
      <text:list xml:id="list113503094231393" text:continue-numbering="true" text:style-name="L6">
        <text:list-header>
          <text:p text:style-name="P23">Si uno de los datos es erróneo se volverá a solicitar el mismo. Si la fecha no es anterior a la actual se volverá a pedir completa.</text:p>
        </text:list-header>
      </text:list>
      <text:p text:style-name="P6"/>
      <text:list xml:id="list113503290397126" text:continue-numbering="true" text:style-name="L6">
        <text:list-header>
          <text:p text:style-name="P24">El número de teléfono podrá estar compuesto por un código de tres números (pais), un espacio y otros nueve números o solamente por los nueve números. La comprobación se hará utilizando una expresión regular.</text:p>
        </text:list-header>
      </text:list>
      <text:p text:style-name="P7"/>
      <text:list xml:id="list113502998936470" text:continue-numbering="true" text:style-name="L6">
        <text:list-item>
          <text:p text:style-name="P24">Finalmente el programa pedirá la marca, el ancho y el alto del celular y visualizará <text:span text:style-name="T9">(d.write)</text:span>:</text:p>
        </text:list-item>
      </text:list>
      <text:p text:style-name="P7"/>
      <text:list xml:id="list113503379592366" text:continue-numbering="true" text:style-name="L6">
        <text:list-item>
          <text:p text:style-name="P30"><text:span text:style-name="T9">L</text:span>a <text:span text:style-name="T9">resolución en la forma: “Número de pixeles: nnnn”.</text:span></text:p>
        </text:list-item>
        <text:list-item>
          <text:p text:style-name="P30"><text:span text:style-name="T9">Las propiedades y valores de la llamada más cara</text:span>.</text:p>
        </text:list-item>
        <text:list-item>
          <text:p text:style-name="P31">El país al que más se ha llamado en la forma: “Pais más llamado: nnnn”.</text:p>
        </text:list-item>
        <text:list-item>
          <text:p text:style-name="P32">La factura de llamadas.</text:p>
        </text:list-item>
      </text:list>
      <text:p text:style-name="P7"/>
      <text:p text:style-name="P13"/>
      <text:p text:style-name="P12"><text:span text:style-name="T15">2. </text:span><text:span text:style-name="T12">(1,</text:span><text:span text:style-name="T13">5</text:span><text:span text:style-name="T12"> puntos)</text:span><text:span text:style-name="T15"> </text:span>Hacer un programa que pida <text:span text:style-name="T10">una </text:span>fecha <text:span text:style-name="T10">inicial, otra final y muestre una intermedia cogida de forma aleatoria (con igual probabilidad) con la forma:</text:span></text:p>
      <text:p text:style-name="P10"/>
      <text:p text:style-name="P9"><text:tab/>La <text:span text:style-name="T10">persona premiada ha sido la nacida </text:span>el <text:span text:style-name="T11">LUNES, 25 de marzo de 2.014</text:span></text:p>
      <text:p text:style-name="P1"/>
      <text:p text:style-name="P14">Debe comprobarse que la fecha inicial es inferior a la final y que para cada una de ellas el día debe estar comprendido entre 1 y 31, el mes entre 1 y 12 y el año entre 2000 y 2020.</text:p>
      <text:p text:style-name="P1"/>
      <text:p text:style-name="P12"><text:span text:style-name="T15">3. </text:span><text:span text:style-name="T12">(1 puntos)</text:span><text:span text:style-name="T15"> </text:span>Hacer un programa que pida un <text:span text:style-name="T14">dato y muestre la cadena “Es un numero decimal” o “No es un número decimal” según corresponda, haciendo uso de una expresión regular. Los números decimales tienen las siguientes características</text:span>:</text:p>
      <text:p text:style-name="P10"/>
      <text:list xml:id="list5672277425878009101" text:style-name="L7">
        <text:list-item>
          <text:p text:style-name="P25">Pueden llevar un signo “+” o ¨-” al principio.</text:p>
        </text:list-item>
        <text:list-item>
          <text:p text:style-name="P25">Tienen una serie de uno o más números.</text:p>
        </text:list-item>
        <text:list-item>
          <text:p text:style-name="P25">Pueden tener parte decimal, que consiste en:</text:p>
          <text:list>
            <text:list-item>
              <text:p text:style-name="P26">Una coma o un punto.</text:p>
            </text:list-item>
            <text:list-item>
              <text:p text:style-name="P26">Una serie de uno o más números.</text:p>
            </text:list-item>
          </text:list>
        </text:list-item>
      </text:list>
      <text:p text:style-name="P2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2:57:16.398704320</meta:creation-date>
    <dc:date>2018-01-27T11:35:01.158860716</dc:date>
    <meta:editing-duration>PT1H22M4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53" meta:word-count="662" meta:character-count="3719" meta:non-whitespace-character-count="3076"/>
  </office:meta>
</office:document-meta>
</file>